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40-2014</text:p>
      <text:p text:style-name="P44"><text:span text:style-name="T5">Maturín, </text:span><text:span text:style-name="Fuente_20_de_20_párrafo_20_predeter."><text:span text:style-name="T3">01</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Agost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45-2014</text:span><text:span text:style-name="T14"> </text:span><text:span text:style-name="T8">DE FECHA 30-07-2014</text:span></text:p>
      <text:p text:style-name="P36"/>
      <text:p text:style-name="P29"><text:span text:style-name="T8">OBJETO: </text:span><text:span text:style-name="T9">Adquisición de Torta Decorada y Bebidas para el 52 Aniversario de la CEM.</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ASOCIACIÓN COOPERATIVA EL TINGLAO,R.L<text:line-break/>- Oferta "B": CREACIONES CORI Y ERIKA, C.A<text:line-break/>- Oferta "C": INVERSIONES AJMAD GARCIA<text:line-break/>- Oferta "D": REPOSTERIA LA DOÑA ORIENTE,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3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30</text:span><text:span text:style-name="T12"/></text:p>
          </table:table-cell>
        </table:table-row>
        <table:table-row>
          <table:table-cell table:style-name="Tabla4.A2" office:value-type="string">
            <text:p text:style-name="P41">Oferta "B"</text:p>
          </table:table-cell>
          <table:table-cell table:style-name="Tabla4.A2" office:value-type="string">
            <text:p text:style-name="P39">3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30</text:span><text:span text:style-name="T12"/></text:p>
          </table:table-cell>
        </table:table-row>
        <table:table-row>
          <table:table-cell table:style-name="Tabla4.A2" office:value-type="string">
            <text:p text:style-name="P41">Oferta "C"</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D"</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ASOCIACIÃN COOPERATIVA EL TINGLAO,R.L</text:span></text:p>
          </table:table-cell>
          <table:table-cell table:style-name="Tabla3.A3" office:value-type="string">
            <text:p text:style-name="P49">Oferta mas Economica<text:line-break/><text:line-break/>Monto oferta "A"</text:p>
          </table:table-cell>
          <table:table-cell table:style-name="Tabla3.A3" office:value-type="string">
            <text:p text:style-name="P49">4.800,00<text:line-break/><text:line-break/><text:line-break/>4.800,0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B": CREACIONES CORI Y ERIKA, C.A</text:span></text:p>
          </table:table-cell>
          <table:table-cell table:style-name="Tabla3.A3" office:value-type="string">
            <text:p text:style-name="P49">Oferta mas Economica<text:line-break/><text:line-break/>Monto oferta "B"</text:p>
          </table:table-cell>
          <table:table-cell table:style-name="Tabla3.A3" office:value-type="string">
            <text:p text:style-name="P49">4.800,00<text:line-break/><text:line-break/><text:line-break/>7.840,00</text:p>
          </table:table-cell>
          <table:table-cell table:style-name="Tabla3.A3" office:value-type="string">
            <text:p text:style-name="P49">0,61</text:p>
          </table:table-cell>
          <table:table-cell table:style-name="Tabla3.A3" office:value-type="string">
            <text:p text:style-name="P50">40</text:p>
          </table:table-cell>
          <table:table-cell table:style-name="Tabla3.F3" office:value-type="string">
            <text:p text:style-name="P4">24,49</text:p>
          </table:table-cell>
        </table:table-row>
        <table:table-row>
          <table:table-cell table:style-name="Tabla3.A3" office:value-type="string">
            <text:p text:style-name="P5"><text:span text:style-name="T11"/><text:span text:style-name="T13">"C": INVERSIONES AJMAD GARCIA</text:span></text:p>
          </table:table-cell>
          <table:table-cell table:style-name="Tabla3.A3" office:value-type="string">
            <text:p text:style-name="P49">Oferta mas Economica<text:line-break/><text:line-break/>Monto oferta "C"</text:p>
          </table:table-cell>
          <table:table-cell table:style-name="Tabla3.A3" office:value-type="string">
            <text:p text:style-name="P49">4.800,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D": REPOSTERIA LA DOÃA ORIENTE,C.A</text:span></text:p>
          </table:table-cell>
          <table:table-cell table:style-name="Tabla3.A3" office:value-type="string">
            <text:p text:style-name="P49">Oferta mas Economica<text:line-break/><text:line-break/>Monto oferta "D"</text:p>
          </table:table-cell>
          <table:table-cell table:style-name="Tabla3.A3" office:value-type="string">
            <text:p text:style-name="P49">4.800,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ASOCIACIÓN COOPERATIVA EL TINGLAO,R.L</text:p>
          </table:table-cell>
          <table:table-cell table:style-name="Tabla1.A2" office:value-type="string">
            <text:p text:style-name="P42">30</text:p>
          </table:table-cell>
          <table:table-cell table:style-name="Tabla1.A2" office:value-type="string">
            <text:p text:style-name="P42">40,00</text:p>
          </table:table-cell>
          <table:table-cell table:style-name="Tabla1.A1" office:value-type="string">
            <text:p text:style-name="P3">70,00</text:p>
          </table:table-cell>
        </table:table-row>
        <table:table-row table:style-name="Tabla1.4">
          <table:table-cell table:style-name="Tabla1.A2" office:value-type="string">
            <text:p text:style-name="P2">"B"</text:p>
          </table:table-cell>
          <table:table-cell table:style-name="Tabla1.A2" office:value-type="string">
            <text:p text:style-name="P42">CREACIONES CORI Y ERIKA, C.A</text:p>
          </table:table-cell>
          <table:table-cell table:style-name="Tabla1.A2" office:value-type="string">
            <text:p text:style-name="P42">30</text:p>
          </table:table-cell>
          <table:table-cell table:style-name="Tabla1.A2" office:value-type="string">
            <text:p text:style-name="P42">24,49</text:p>
          </table:table-cell>
          <table:table-cell table:style-name="Tabla1.A1" office:value-type="string">
            <text:p text:style-name="P3">54,49</text:p>
          </table:table-cell>
        </table:table-row>
        <table:table-row table:style-name="Tabla1.4">
          <table:table-cell table:style-name="Tabla1.A2" office:value-type="string">
            <text:p text:style-name="P2">"C"</text:p>
          </table:table-cell>
          <table:table-cell table:style-name="Tabla1.A2" office:value-type="string">
            <text:p text:style-name="P42">INVERSIONES AJMAD GARCI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D"</text:p>
          </table:table-cell>
          <table:table-cell table:style-name="Tabla1.A2" office:value-type="string">
            <text:p text:style-name="P42">REPOSTERIA LA DOÑA ORIENTE,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REPOSTERIA LA DOÑA ORIENTE C.A, CREACIONES CORI Y ERIKA, C.A, INVERSIONES AJMAD GARCIA y ASOCIACIÓN COOPERATIVA EL TINGLAO, R.L  para el Procedimiento Nº CEM-PC-02-01-0044-2014, realizado bajo la modalidad de Consulta de Precio, para la Adquisición de Torta Decorada y Bebidas para el 52 Aniversario de la CEM., quienes cuentan con experiencia en todo lo relacionado con el ramo, de las cuales CREACIONES CORI Y ERIKA, C.A Y   ASOCIACIÓN COOPERATIVA EL TINGLAO, R.L presentaron ofertas, de igual manera se efectuó la revisión y análisis de la documentación contenida en cada expediente administrativo, a la luz de la normativa legal vigente, esta Dirección concluye que en el caso bajo análisis, las únicas dos empresas oferentes cumplen según disponibilidad en inventario con las especificaciones técnicas establecidas en las invitaciones, ofreciendo calidad de servicio y tiempo de respuesta. </text:p>
      <text:p text:style-name="P32"/>
      <text:p text:style-name="P27"/>
      <text:p text:style-name="P12">RECOMENDACIÓN:</text:p>
      <text:p text:style-name="P17">En atención al estudio y análisis legal, técnico y financiero realizado a la oferta presentada por la empresa antes señalada, y que existe disponibilidad presupuestaria y financiera, ésta Unidad Contratante determinó que las empresasCORI Y ERIKA, C.A Y   ASOCIACIÓN COOPERATIVA EL TINGLAO, R.L,  califican como ganadoras en el presente procedimiento de selección de contratistas, por ofrecer en sus ofertas económicas la disponibilidad que se ajustan a los requerimientos realizados, acompañado de excelente calidad en los productos ofertados, aspectos que nos permiten realizar la siguiente recomendación. <text:line-break/>Se recomienda de conformidad con lo previsto en el artículo 85 segundo párrafo de la Ley de Contrataciones Públicas; publicada en Gaceta Oficial de la República Bolivariana de Venezuela Nº 39.503 de fecha 06/09/2010, OTORGAR la adjudicación en el procedimiento administrativo Nº CEM-PC-02-01-0044-2014 para la Adquisición de Torta Decorada y Bebidas para el 52 Aniversario de la CEM., a las empresas CORI Y ERIKA, C.A, Rif J-40431614-0 por un monto de BOLÍVARES SIETE MIL OCHOCIENTOS CUARENTA CON CERO CÉNTIMOS (Bs 7.840,00), incluye IVA,  y a ASOCIACIÓN COOPERATIVA EL TINGLAO, R.L  Rif J-40170395-1 por u monto de BOLÍVARES CUATRO MIL OCHOCIENTOS CON CERO CÉNTIMOS (Bs. 4.800,00), , para los siguientes renglones:<text:line-break/>RENGLON<text:line-break/>DESCRIPCIÓN<text:line-break/>UNIDAD DE MEDIDA <text:line-break/>CANTIDAD<text:line-break/>1<text:line-break/>Torta Decorada <text:line-break/>Unidad <text:line-break/>Uno (01)<text:line-break/>2<text:line-break/>Vino Espumante <text:line-break/>Unidad <text:line-break/>Doce (12)<text:line-break/></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